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Temperat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0">
            <text:p>13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5/08/2018</text:date>, <text:time>16:0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37S</meta:editing-duration>
    <meta:editing-cycles>3</meta:editing-cycles>
    <meta:generator>OpenOffice/4.1.5$Win32 OpenOffice.org_project/415m1$Build-9789</meta:generator>
    <dc:date>2018-05-08T16:09:07.36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